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Times New Roman" svg:font-family="Times New Roman" style:font-family-generic="system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Georgia" svg:font-family="Georgia" style:font-family-generic="roman" style:font-pitch="variable" svg:panose-1="2 4 5 2 5 4 5 2 3 3"/>
    <style:font-face style:name="Yu Mincho" svg:font-family="Yu Mincho" style:font-family-generic="roman" style:font-pitch="variable" svg:panose-1="2 2 4 0 0 0 0 0 0 0"/>
    <style:font-face style:name="Arial" svg:font-family="Arial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 style:page-number="1"/>
      <style:text-properties style:font-name="Calibri" style:font-name-asian="Yu Mincho" style:font-name-complex="Arial" fo:color="#000000" fo:font-size="12pt" style:font-size-asian="12pt" style:font-size-complex="12pt"/>
    </style:style>
    <style:style style:name="P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3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4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5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7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8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9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0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1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2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3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4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5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6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7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8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19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0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1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2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3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4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1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2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3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4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5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6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7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8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59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60" style:parent-style-name="Standard" style:family="paragraph">
      <style:paragraph-properties fo:margin-bottom="0in" fo:line-height="100%"/>
      <style:text-properties style:font-name="Calibri" style:font-name-asian="Yu Mincho" style:font-name-complex="Arial" fo:color="#000000" fo:font-size="12pt" style:font-size-asian="12pt" style:font-size-complex="12pt"/>
    </style:style>
    <style:style style:name="P261" style:parent-style-name="Standard" style:family="paragraph">
      <style:paragraph-properties fo:margin-bottom="0in" fo:line-height="100%"/>
    </style:style>
    <style:style style:name="T262" style:parent-style-name="DefaultParagraphFont" style:family="text">
      <style:text-properties style:font-name="Calibri" style:font-name-asian="Yu Mincho" style:font-name-complex="Arial" fo:color="#000000" fo:font-size="12pt" style:font-size-asian="12pt" style:font-size-complex="12pt"/>
    </style:style>
  </office:automatic-styles>
  <office:body>
    <office:text text:use-soft-page-breaks="true">
      <text:p text:style-name="P1">mysql&gt; create database Library_System;</text:p>
      <text:p text:style-name="P2"/>
      <text:p text:style-name="P3"/>
      <text:p text:style-name="P4">mysql&gt; use Library_System;</text:p>
      <text:p text:style-name="P5"/>
      <text:p text:style-name="P6"/>
      <text:p text:style-name="P7">mysql&gt; create table Library(b_id int, title varchar(30), author varchar(30), edition int, noc int);</text:p>
      <text:p text:style-name="P8"/>
      <text:p text:style-name="P9"/>
      <text:p text:style-name="P10">mysql&gt; create table Library_Audit(b_id int, title varchar(30), author varchar(30),edition int, noc int, date_m date,operation varchar(30),user varchar(20));</text:p>
      <text:p text:style-name="P11"/>
      <text:p text:style-name="P12"/>
      <text:p text:style-name="P13">mysql&gt; insert into Library values(01,'ABC','A',2,5);</text:p>
      <text:p text:style-name="P14"/>
      <text:p text:style-name="P15"/>
      <text:p text:style-name="P16">mysql&gt; insert into Library values(02,'DBMS','D',3,10),(03,'CN','M',5,8);</text:p>
      <text:p text:style-name="P17"/>
      <text:p text:style-name="P18"/>
      <text:p text:style-name="P19">mysql&gt; insert into Library values(04,'SE','P',2,15),(05,'IS','X',1,4);</text:p>
      <text:p text:style-name="P20"/>
      <text:p text:style-name="P21">mysql&gt; update Library set title='TOC' where author='A';</text:p>
      <text:p text:style-name="P22"/>
      <text:p text:style-name="P23"/>
      <text:p text:style-name="P24">mysql&gt; select * from Library;</text:p>
      <text:p text:style-name="P25">+------+-------+--------+---------+------+</text:p>
      <text:p text:style-name="P26">| b_id | title | author | edition | noc <text:s/>|</text:p>
      <text:p text:style-name="P27">+------+-------+--------+---------+------+</text:p>
      <text:p text:style-name="P28">| <text:s text:c="3"/>1 | TOC <text:s text:c="2"/>| A <text:s text:c="5"/>| <text:s text:c="6"/>2 | <text:s text:c="3"/>5 |</text:p>
      <text:p text:style-name="P29">| <text:s text:c="3"/>2 | DBMS <text:s/>| D <text:s text:c="5"/>| <text:s text:c="6"/>3 | <text:s text:c="2"/>10 |</text:p>
      <text:p text:style-name="P30">| <text:s text:c="3"/>3 | CN <text:s text:c="3"/>| M <text:s text:c="5"/>| <text:s text:c="6"/>5 | <text:s text:c="3"/>8 |</text:p>
      <text:p text:style-name="P31">| <text:s text:c="3"/>4 | SE <text:s text:c="3"/>| P <text:s text:c="5"/>| <text:s text:c="6"/>2 | <text:s text:c="2"/>15 |</text:p>
      <text:p text:style-name="P32">| <text:s text:c="3"/>5 | IS <text:s text:c="3"/>| X <text:s text:c="5"/>| <text:s text:c="6"/>1 | <text:s text:c="3"/>4 |</text:p>
      <text:p text:style-name="P33">+------+-------+--------+---------+------+</text:p>
      <text:p text:style-name="P34"/>
      <text:p text:style-name="P35">mysql&gt; delimiter $</text:p>
      <text:p text:style-name="P36"/>
      <text:p text:style-name="P37">mysql&gt; CREATE TRIGGER Audit_Trail AFTER UPDATE ON Library</text:p>
      <text:p text:style-name="P38"><text:s text:c="4"/>FOR EACH ROW</text:p>
      <text:p text:style-name="P39"><text:s text:c="5"/>BEGIN</text:p>
      <text:p text:style-name="P40"><text:s text:c="4"/>DECLARE operation varchar(20);</text:p>
      <text:p text:style-name="P41"><text:s text:c="5"/>SET operation='updated';</text:p>
      <text:soft-page-break/>
      <text:p text:style-name="P42"><text:s text:c="5"/>INSERT INTO Library_Audit VALUES(OLD.b_id,OLD.title,OLD.author,OLD.edition,OLD.noc,sysdate(),operation,current_user());</text:p>
      <text:p text:style-name="P43"><text:s text:c="5"/>END $</text:p>
      <text:p text:style-name="P44"/>
      <text:p text:style-name="P45">mysql&gt; update Library set b_id=5 where title='IS';</text:p>
      <text:p text:style-name="P46"><text:s text:c="5"/>$</text:p>
      <text:p text:style-name="P47"/>
      <text:p text:style-name="P48">mysql&gt; select * from Library$</text:p>
      <text:p text:style-name="P49">+------+-------+--------+---------+------+</text:p>
      <text:p text:style-name="P50">| b_id | title | author | edition | noc <text:s/>|</text:p>
      <text:p text:style-name="P51">+------+-------+--------+---------+------+</text:p>
      <text:p text:style-name="P52">| <text:s text:c="3"/>1 | TOC <text:s text:c="2"/>| A <text:s text:c="5"/>| <text:s text:c="6"/>2 | <text:s text:c="3"/>5 |</text:p>
      <text:p text:style-name="P53">| <text:s text:c="3"/>2 | DBMS <text:s/>| D <text:s text:c="5"/>| <text:s text:c="6"/>3 | <text:s text:c="2"/>10 |</text:p>
      <text:p text:style-name="P54">| <text:s text:c="3"/>3 | CN <text:s text:c="3"/>| M <text:s text:c="5"/>| <text:s text:c="6"/>5 | <text:s text:c="3"/>8 |</text:p>
      <text:p text:style-name="P55">| <text:s text:c="3"/>4 | SE <text:s text:c="3"/>| P <text:s text:c="5"/>| <text:s text:c="6"/>2 | <text:s text:c="2"/>15 |</text:p>
      <text:p text:style-name="P56">| <text:s text:c="3"/>5 | IS <text:s text:c="3"/>| X <text:s text:c="5"/>| <text:s text:c="6"/>1 | <text:s text:c="3"/>4 |</text:p>
      <text:p text:style-name="P57">+------+-------+--------+---------+------+</text:p>
      <text:p text:style-name="P58">5 rows in set (0.00 sec)</text:p>
      <text:p text:style-name="P59"/>
      <text:p text:style-name="P60">mysql&gt; select * from Library_Audit$</text:p>
      <text:p text:style-name="P61">+------+-------+--------+---------+------+------------+-----------+----------------+</text:p>
      <text:p text:style-name="P62">| b_id | title | author | edition | noc <text:s/>| date_m <text:s text:c="4"/>| operation | user <text:s text:c="10"/>|</text:p>
      <text:p text:style-name="P63">+------+-------+--------+---------+------+------------+-----------+----------------+</text:p>
      <text:p text:style-name="P64">| <text:s text:c="2"/>10 | IS <text:s text:c="3"/>| X <text:s text:c="5"/>| <text:s text:c="6"/>1 | <text:s text:c="3"/>4 | 2017-07-25 | upadated <text:s/>| root@localhost |</text:p>
      <text:p text:style-name="P65">+------+-------+--------+---------+------+------------+-----------+----------------+</text:p>
      <text:p text:style-name="P66">1 row in set (0.00 sec)</text:p>
      <text:p text:style-name="P67"/>
      <text:p text:style-name="P68">mysql&gt;</text:p>
      <text:p text:style-name="P69"/>
      <text:p text:style-name="P70">mysql&gt; CREATE TRIGGER Audit AFTER DELETE ON Library</text:p>
      <text:p text:style-name="P71"><text:s text:c="4"/>FOR EACH ROW</text:p>
      <text:p text:style-name="P72"><text:s text:c="5"/>BEGIN</text:p>
      <text:p text:style-name="P73"><text:s text:c="4"/>DECLARE operation varchar(20);</text:p>
      <text:p text:style-name="P74"><text:s text:c="4"/>SET operation='DELETE';</text:p>
      <text:p text:style-name="P75"><text:s text:c="4"/>INSERT INTO Library_Audit VALUES(OLD.b_id,OLD.title,OLD.author,OLD.edition,OLD.noc,curdate(),operation,current_user());</text:p>
      <text:p text:style-name="P76"><text:s text:c="5"/>END$</text:p>
      <text:p text:style-name="P77"/>
      <text:p text:style-name="P78">mysql&gt; delete from Library where title='IS';</text:p>
      <text:p text:style-name="P79"><text:s text:c="4"/>-&gt; $</text:p>
      <text:p text:style-name="P80"/>
      <text:p text:style-name="P81">mysql&gt; select * from Library$</text:p>
      <text:p text:style-name="P82">+------+-------+--------+---------+------+</text:p>
      <text:p text:style-name="P83">| b_id | title | author | edition | noc <text:s/>|</text:p>
      <text:p text:style-name="P84">+------+-------+--------+---------+------+</text:p>
      <text:p text:style-name="P85">| <text:s text:c="3"/>1 | TOC <text:s text:c="2"/>| A <text:s text:c="5"/>| <text:s text:c="6"/>2 | <text:s text:c="3"/>5 |</text:p>
      <text:p text:style-name="P86">| <text:s text:c="3"/>2 | DBMS <text:s/>| D <text:s text:c="5"/>| <text:s text:c="6"/>3 | <text:s text:c="2"/>10 |</text:p>
      <text:p text:style-name="P87">| <text:s text:c="3"/>3 | CN <text:s text:c="3"/>| M <text:s text:c="5"/>| <text:s text:c="6"/>5 | <text:s text:c="3"/>8 |</text:p>
      <text:p text:style-name="P88">| <text:s text:c="3"/>4 | SE <text:s text:c="3"/>| P <text:s text:c="5"/>| <text:s text:c="6"/>2 | <text:s text:c="2"/>15 |</text:p>
      <text:p text:style-name="P89">+------+-------+--------+---------+------+</text:p>
      <text:p text:style-name="P90">4 rows in set (0.00 sec)</text:p>
      <text:p text:style-name="P91"/>
      <text:p text:style-name="P92">mysql&gt; select * from Library_Audit$</text:p>
      <text:p text:style-name="P93">+------+-------+--------+---------+------+------------+-----------+----------------+</text:p>
      <text:p text:style-name="P94">| b_id | title | author | edition | noc <text:s/>| date_m <text:s text:c="4"/>| operation | user <text:s text:c="10"/>|</text:p>
      <text:p text:style-name="P95">+------+-------+--------+---------+------+------------+-----------+----------------+</text:p>
      <text:p text:style-name="P96">| <text:s text:c="2"/>10 | IS <text:s text:c="3"/>| X <text:s text:c="5"/>| <text:s text:c="6"/>1 | <text:s text:c="3"/>4 | 2017-07-25 | upadated <text:s/>| root@localhost |</text:p>
      <text:p text:style-name="P97">| <text:s text:c="3"/>5 | IS <text:s text:c="3"/>| X <text:s text:c="5"/>| <text:s text:c="6"/>1 | <text:s text:c="3"/>4 | 2017-07-25 | DELETE <text:s text:c="3"/>| root@localhost |</text:p>
      <text:p text:style-name="P98">+------+-------+--------+---------+------+------------+-----------+----------------+</text:p>
      <text:p text:style-name="P99">2 rows in set (0.00 sec)</text:p>
      <text:p text:style-name="P100"/>
      <text:p text:style-name="P101">mysql&gt; update Library set Author='ABC' where title='TOC';</text:p>
      <text:p text:style-name="P102"><text:s text:c="4"/>-&gt; $</text:p>
      <text:p text:style-name="P103">Query OK, 1 row affected (0.04 sec)</text:p>
      <text:p text:style-name="P104"/>
      <text:p text:style-name="P105">mysql&gt; select * from Library$</text:p>
      <text:p text:style-name="P106">+------+-------+--------+---------+------+</text:p>
      <text:p text:style-name="P107">| b_id | title | author | edition | noc <text:s/>|</text:p>
      <text:p text:style-name="P108">+------+-------+--------+---------+------+</text:p>
      <text:p text:style-name="P109">| <text:s text:c="3"/>1 | TOC <text:s text:c="2"/>| ABC <text:s text:c="3"/>| <text:s text:c="6"/>2 | <text:s text:c="3"/>5 |</text:p>
      <text:p text:style-name="P110">| <text:s text:c="3"/>2 | DBMS <text:s/>| D <text:s text:c="5"/>| <text:s text:c="6"/>3 | <text:s text:c="2"/>10 |</text:p>
      <text:p text:style-name="P111">| <text:s text:c="3"/>3 | CN <text:s text:c="3"/>| M <text:s text:c="5"/>| <text:s text:c="6"/>5 | <text:s text:c="3"/>8 |</text:p>
      <text:p text:style-name="P112">| <text:s text:c="3"/>4 | SE <text:s text:c="3"/>| P <text:s text:c="5"/>| <text:s text:c="6"/>2 | <text:s text:c="2"/>15 |</text:p>
      <text:p text:style-name="P113">+------+-------+--------+---------+------+</text:p>
      <text:p text:style-name="P114">4 rows in set (0.00 sec)</text:p>
      <text:p text:style-name="P115"/>
      <text:p text:style-name="P116">mysql&gt; select * from Library_Audit$</text:p>
      <text:p text:style-name="P117">+------+-------+--------+---------+------+------------+-----------+----------------+</text:p>
      <text:p text:style-name="P118">| b_id | title | author | edition | noc <text:s/>| date_m <text:s text:c="4"/>| operation | user <text:s text:c="10"/>|</text:p>
      <text:p text:style-name="P119">+------+-------+--------+---------+------+------------+-----------+----------------+</text:p>
      <text:p text:style-name="P120">| <text:s text:c="2"/>10 | IS <text:s text:c="3"/>| X <text:s text:c="5"/>| <text:s text:c="6"/>1 | <text:s text:c="3"/>4 | 2017-07-25 | upadated <text:s/>| root@localhost |</text:p>
      <text:p text:style-name="P121">| <text:s text:c="3"/>5 | IS <text:s text:c="3"/>| X <text:s text:c="5"/>| <text:s text:c="6"/>1 | <text:s text:c="3"/>4 | 2017-07-25 | DELETE <text:s text:c="3"/>| root@localhost |</text:p>
      <text:p text:style-name="P122">| <text:s text:c="3"/>1 | TOC <text:s text:c="2"/>| A <text:s text:c="5"/>| <text:s text:c="6"/>2 | <text:s text:c="3"/>5 | 2017-07-25 | upadated <text:s/>| root@localhost |</text:p>
      <text:p text:style-name="P123">+------+-------+--------+---------+------+------------+-----------+----------------+</text:p>
      <text:p text:style-name="P124">3 rows in set (0.00 sec)</text:p>
      <text:p text:style-name="P125"/>
      <text:p text:style-name="P126">mysql&gt;</text:p>
      <text:p text:style-name="P127">mysql&gt; create table Transaction(t_id int, b_id int, i_r varchar(20),noi int);</text:p>
      <text:p text:style-name="P128"><text:s text:c="4"/>-&gt; $</text:p>
      <text:p text:style-name="P129">Query OK, 0 rows affected (0.07 sec)</text:p>
      <text:p text:style-name="P130"/>
      <text:p text:style-name="P131">mysql&gt;</text:p>
      <text:p text:style-name="P132"/>
      <text:p text:style-name="P133">2. mysql&gt; CREATE TRIGGER Issue_Return AFTER INSERT ON Transaction</text:p>
      <text:p text:style-name="P134"><text:s text:c="4"/>FOR EACH ROW</text:p>
      <text:p text:style-name="P135"><text:s text:c="5"/>BEGIN</text:p>
      <text:p text:style-name="P136"><text:s text:c="5"/>IF NEW.i_r='I' THEN</text:p>
      <text:p text:style-name="P137"><text:s text:c="5"/>UPDATE Library SET noc=noc-NEW.noi WHERE b_id=NEW.b_id;</text:p>
      <text:p text:style-name="P138"><text:s text:c="5"/>END IF;</text:p>
      <text:p text:style-name="P139"><text:s text:c="5"/>IF NEW.i_r='R' THEN</text:p>
      <text:p text:style-name="P140"><text:s text:c="5"/>UPDATE Library SET noc=noc+NEW.noi WHERE b_id=NEW.b_id;</text:p>
      <text:p text:style-name="P141"><text:s text:c="5"/>END IF;</text:p>
      <text:p text:style-name="P142"><text:s text:c="5"/>END$</text:p>
      <text:p text:style-name="P143">Query OK, 0 rows affected (0.07 sec)</text:p>
      <text:p text:style-name="P144"/>
      <text:p text:style-name="P145">mysql&gt; insert into Transaction values(02,3,'R',1)$</text:p>
      <text:p text:style-name="P146">Query OK, 1 row affected (0.04 sec)</text:p>
      <text:p text:style-name="P147"/>
      <text:p text:style-name="P148">mysql&gt; select * from Library$</text:p>
      <text:p text:style-name="P149">+------+-------+--------+---------+------+</text:p>
      <text:p text:style-name="P150">| b_id | title | author | edition | noc <text:s/>|</text:p>
      <text:p text:style-name="P151">+------+-------+--------+---------+------+</text:p>
      <text:p text:style-name="P152">| <text:s text:c="3"/>1 | TOC <text:s text:c="2"/>| ABC <text:s text:c="3"/>| <text:s text:c="6"/>2 | <text:s text:c="3"/>3 |</text:p>
      <text:p text:style-name="P153">| <text:s text:c="3"/>2 | DBMS <text:s/>| D <text:s text:c="5"/>| <text:s text:c="6"/>3 | <text:s text:c="2"/>10 |</text:p>
      <text:p text:style-name="P154">| <text:s text:c="3"/>3 | CN <text:s text:c="3"/>| M <text:s text:c="5"/>| <text:s text:c="6"/>5 | <text:s text:c="3"/>9 |</text:p>
      <text:p text:style-name="P155">| <text:s text:c="3"/>4 | SE <text:s text:c="3"/>| P <text:s text:c="5"/>| <text:s text:c="6"/>2 | <text:s text:c="2"/>15 |</text:p>
      <text:p text:style-name="P156">+------+-------+--------+---------+------+</text:p>
      <text:p text:style-name="P157">4 rows in set (0.00 sec)</text:p>
      <text:p text:style-name="P158"/>
      <text:p text:style-name="P159">mysql&gt; select * from Transaction$</text:p>
      <text:p text:style-name="P160">+------+------+------+------+</text:p>
      <text:p text:style-name="P161">| t_id | b_id | i_r <text:s/>| noi <text:s/>|</text:p>
      <text:p text:style-name="P162">+------+------+------+------+</text:p>
      <text:p text:style-name="P163">| <text:s text:c="3"/>1 | <text:s text:c="3"/>1 | I <text:s text:c="3"/>| <text:s text:c="3"/>2 |</text:p>
      <text:p text:style-name="P164">| <text:s text:c="3"/>2 | <text:s text:c="3"/>3 | R <text:s text:c="3"/>| <text:s text:c="3"/>1 |</text:p>
      <text:p text:style-name="P165">| <text:s text:c="3"/>2 | <text:s text:c="3"/>3 | R <text:s text:c="3"/>| <text:s text:c="3"/>1 |</text:p>
      <text:p text:style-name="P166">+------+------+------+------+</text:p>
      <text:p text:style-name="P167">3 rows in set (0.00 sec)</text:p>
      <text:p text:style-name="P168"/>
      <text:p text:style-name="P169">mysql&gt; insert into Transaction values(03,4,'I',4);</text:p>
      <text:p text:style-name="P170"><text:s text:c="4"/>-&gt; $</text:p>
      <text:p text:style-name="P171">Query OK, 1 row affected (0.04 sec)</text:p>
      <text:p text:style-name="P172"/>
      <text:p text:style-name="P173">mysql&gt; select * from Library$</text:p>
      <text:p text:style-name="P174">+------+-------+--------+---------+------+</text:p>
      <text:p text:style-name="P175">| b_id | title | author | edition | noc <text:s/>|</text:p>
      <text:p text:style-name="P176">+------+-------+--------+---------+------+</text:p>
      <text:p text:style-name="P177">| <text:s text:c="3"/>1 | TOC <text:s text:c="2"/>| ABC <text:s text:c="3"/>| <text:s text:c="6"/>2 | <text:s text:c="3"/>3 |</text:p>
      <text:p text:style-name="P178">| <text:s text:c="3"/>2 | DBMS <text:s/>| D <text:s text:c="5"/>| <text:s text:c="6"/>3 | <text:s text:c="2"/>10 |</text:p>
      <text:p text:style-name="P179">| <text:s text:c="3"/>3 | CN <text:s text:c="3"/>| M <text:s text:c="5"/>| <text:s text:c="6"/>5 | <text:s text:c="3"/>9 |</text:p>
      <text:p text:style-name="P180">| <text:s text:c="3"/>4 | SE <text:s text:c="3"/>| P <text:s text:c="5"/>| <text:s text:c="6"/>2 | <text:s text:c="2"/>11 |</text:p>
      <text:p text:style-name="P181">+------+-------+--------+---------+------+</text:p>
      <text:p text:style-name="P182">4 rows in set (0.00 sec)</text:p>
      <text:p text:style-name="P183"/>
      <text:p text:style-name="P184">mysql&gt; select * from Transaction$</text:p>
      <text:p text:style-name="P185">+------+------+------+------+</text:p>
      <text:p text:style-name="P186">| t_id | b_id | i_r <text:s/>| noi <text:s/>|</text:p>
      <text:p text:style-name="P187">+------+------+------+------+</text:p>
      <text:p text:style-name="P188">| <text:s text:c="3"/>1 | <text:s text:c="3"/>1 | I <text:s text:c="3"/>| <text:s text:c="3"/>2 |</text:p>
      <text:p text:style-name="P189">| <text:s text:c="3"/>2 | <text:s text:c="3"/>3 | R <text:s text:c="3"/>| <text:s text:c="3"/>1 |</text:p>
      <text:p text:style-name="P190">| <text:s text:c="3"/>2 | <text:s text:c="3"/>3 | R <text:s text:c="3"/>| <text:s text:c="3"/>1 |</text:p>
      <text:p text:style-name="P191">| <text:s text:c="3"/>3 | <text:s text:c="3"/>4 | I <text:s text:c="3"/>| <text:s text:c="3"/>4 |</text:p>
      <text:p text:style-name="P192">+------+------+------+------+</text:p>
      <text:p text:style-name="P193">4 rows in set (0.00 sec)</text:p>
      <text:p text:style-name="P194"/>
      <text:p text:style-name="P195">mysql&gt; insert into Transaction values(04,1,'R',3)$</text:p>
      <text:p text:style-name="P196">Query OK, 1 row affected (0.05 sec)</text:p>
      <text:p text:style-name="P197"/>
      <text:p text:style-name="P198">mysql&gt; select * from Library$</text:p>
      <text:p text:style-name="P199">+------+-------+--------+---------+------+</text:p>
      <text:p text:style-name="P200">| b_id | title | author | edition | noc <text:s/>|</text:p>
      <text:p text:style-name="P201">+------+-------+--------+---------+------+</text:p>
      <text:p text:style-name="P202">| <text:s text:c="3"/>1 | TOC <text:s text:c="2"/>| ABC <text:s text:c="3"/>| <text:s text:c="6"/>2 | <text:s text:c="3"/>6 |</text:p>
      <text:p text:style-name="P203">| <text:s text:c="3"/>2 | DBMS <text:s/>| D <text:s text:c="5"/>| <text:s text:c="6"/>3 | <text:s text:c="2"/>10 |</text:p>
      <text:p text:style-name="P204">| <text:s text:c="3"/>3 | CN <text:s text:c="3"/>| M <text:s text:c="5"/>| <text:s text:c="6"/>5 | <text:s text:c="3"/>9 |</text:p>
      <text:p text:style-name="P205">| <text:s text:c="3"/>4 | SE <text:s text:c="3"/>| P <text:s text:c="5"/>| <text:s text:c="6"/>2 | <text:s text:c="2"/>11 |</text:p>
      <text:p text:style-name="P206">+------+-------+--------+---------+------+</text:p>
      <text:p text:style-name="P207">4 rows in set (0.00 sec)</text:p>
      <text:p text:style-name="P208"/>
      <text:p text:style-name="P209">mysql&gt; select * from Transaction$</text:p>
      <text:p text:style-name="P210">+------+------+------+------+</text:p>
      <text:p text:style-name="P211">| t_id | b_id | i_r <text:s/>| noi <text:s/>|</text:p>
      <text:p text:style-name="P212">+------+------+------+------+</text:p>
      <text:p text:style-name="P213">| <text:s text:c="3"/>1 | <text:s text:c="3"/>1 | I <text:s text:c="3"/>| <text:s text:c="3"/>2 |</text:p>
      <text:p text:style-name="P214">| <text:s text:c="3"/>2 | <text:s text:c="3"/>3 | R <text:s text:c="3"/>| <text:s text:c="3"/>1 |</text:p>
      <text:p text:style-name="P215">| <text:s text:c="3"/>2 | <text:s text:c="3"/>3 | R <text:s text:c="3"/>| <text:s text:c="3"/>1 |</text:p>
      <text:p text:style-name="P216">| <text:s text:c="3"/>3 | <text:s text:c="3"/>4 | I <text:s text:c="3"/>| <text:s text:c="3"/>4 |</text:p>
      <text:p text:style-name="P217">| <text:s text:c="3"/>4 | <text:s text:c="3"/>1 | R <text:s text:c="3"/>| <text:s text:c="3"/>3 |</text:p>
      <text:p text:style-name="P218">+------+------+------+------+</text:p>
      <text:p text:style-name="P219">5 rows in set (0.00 sec)</text:p>
      <text:p text:style-name="P220"/>
      <text:p text:style-name="P221"/>
      <text:p text:style-name="P222"/>
      <text:p text:style-name="P223">mysql&gt; CREATE TRIGGER Check_c BEFORE INSERT ON Transaction</text:p>
      <text:p text:style-name="P224"><text:s text:c="4"/>-&gt; <text:s text:c="5"/>FOR EACH ROW</text:p>
      <text:p text:style-name="P225"><text:s text:c="4"/>-&gt; <text:s text:c="5"/>BEGIN</text:p>
      <text:p text:style-name="P226"><text:s text:c="4"/>-&gt; <text:s text:c="5"/>DECLARE x int;</text:p>
      <text:p text:style-name="P227"><text:s text:c="4"/>-&gt; <text:s text:c="9"/>IF NEW.i_r='I' THEN</text:p>
      <text:p text:style-name="P228"><text:s text:c="4"/>-&gt; <text:s/>SELECT noc into x FROM Library WHERE b_id=NEW.b_id;</text:p>
      <text:p text:style-name="P229"><text:s text:c="4"/>-&gt; <text:s text:c="5"/>IF x&lt; NEW.noi THEN</text:p>
      <text:p text:style-name="P230"><text:s text:c="4"/>-&gt; <text:s text:c="8"/>SET NEW.noi =x;</text:p>
      <text:p text:style-name="P231"><text:s text:c="4"/>-&gt;</text:p>
      <text:p text:style-name="P232"><text:s text:c="4"/>-&gt; <text:s text:c="4"/>END IF;</text:p>
      <text:p text:style-name="P233"><text:s text:c="4"/>-&gt; <text:s text:c="5"/>END IF;</text:p>
      <text:p text:style-name="P234"><text:s text:c="4"/>-&gt; <text:s text:c="5"/>END$</text:p>
      <text:p text:style-name="P235">Query OK, 0 rows affected (2.29 sec)</text:p>
      <text:p text:style-name="P236"/>
      <text:p text:style-name="P237">mysql&gt;</text:p>
      <text:p text:style-name="P238">mysql&gt; insert into Transaction values(05,2,'I',11);</text:p>
      <text:p text:style-name="P239"><text:s text:c="4"/>-&gt; $</text:p>
      <text:p text:style-name="P240">Query OK, 1 row affected, 1 warning (1.67 sec)</text:p>
      <text:p text:style-name="P241"/>
      <text:p text:style-name="P242">mysql&gt; <text:s/>select * from Library$</text:p>
      <text:p text:style-name="P243">+------+-------+--------+---------+------+</text:p>
      <text:p text:style-name="P244">| b_id | title | author | edition | noc <text:s/>|</text:p>
      <text:p text:style-name="P245">+------+-------+--------+---------+------+</text:p>
      <text:p text:style-name="P246">| <text:s text:c="3"/>1 | TOC <text:s text:c="2"/>| A <text:s text:c="5"/>| <text:s text:c="6"/>2 | <text:s text:c="3"/>5 |</text:p>
      <text:p text:style-name="P247">| <text:s text:c="3"/>2 | DBMS <text:s/>| D <text:s text:c="5"/>| <text:s text:c="6"/>3 | <text:s text:c="3"/>0 |</text:p>
      <text:p text:style-name="P248">| <text:s text:c="3"/>3 | CN <text:s text:c="3"/>| M <text:s text:c="5"/>| <text:s text:c="6"/>5 | <text:s text:c="3"/>9 |</text:p>
      <text:p text:style-name="P249">| <text:s text:c="3"/>4 | SE <text:s text:c="3"/>| P <text:s text:c="5"/>| <text:s text:c="6"/>2 | <text:s text:c="2"/>11 |</text:p>
      <text:p text:style-name="P250">+------+-------+--------+---------+------+</text:p>
      <text:p text:style-name="P251">4 rows in set (0.00 sec)</text:p>
      <text:p text:style-name="P252"/>
      <text:p text:style-name="P253">mysql&gt; select * from Transaction$</text:p>
      <text:p text:style-name="P254">+------+------+------+------+</text:p>
      <text:p text:style-name="P255">| t_id | b_id | i_r <text:s/>| noi <text:s/>|</text:p>
      <text:p text:style-name="P256">+------+------+------+------+</text:p>
      <text:p text:style-name="P257">| <text:s text:c="3"/>2 | <text:s text:c="3"/>3 | R <text:s text:c="3"/>| <text:s text:c="3"/>1 |</text:p>
      <text:p text:style-name="P258">| <text:s text:c="3"/>3 | <text:s text:c="3"/>4 | I <text:s text:c="3"/>| <text:s text:c="3"/>4 |</text:p>
      <text:p text:style-name="P259">| <text:s text:c="3"/>5 | <text:s text:c="3"/>2 | I <text:s text:c="3"/>| <text:s text:c="2"/>10 |</text:p>
      <text:p text:style-name="P260">+------+------+------+------+</text:p>
      <text:p text:style-name="P261"><text:span text:style-name="T262">3 rows in set (0.00 se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Times New Roman" svg:font-family="Times New Roman" style:font-family-generic="system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nsolas" svg:font-family="Consolas" style:font-family-generic="modern" style:font-pitch="fixed" svg:panose-1="2 11 6 9 2 2 4 3 2 4"/>
    <style:font-face style:name="Georgia" svg:font-family="Georgia" style:font-family-generic="roman" style:font-pitch="variable" svg:panose-1="2 4 5 2 5 4 5 2 3 3"/>
    <style:font-face style:name="Yu Mincho" svg:font-family="Yu Mincho" style:font-family-generic="roman" style:font-pitch="variable" svg:panose-1="2 2 4 0 0 0 0 0 0 0"/>
    <style:font-face style:name="Arial" svg:font-family="Arial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lainText" style:display-name="Plain Text" style:family="paragraph" style:parent-style-name="Normal"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fo:font-size="10.5pt" style:font-size-asian="10.5pt" style:font-size-complex="10.5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CHIN</meta:initial-creator>
    <dc:creator>Purvika Bajaj</dc:creator>
    <meta:creation-date>2019-10-03T12:22:00Z</meta:creation-date>
    <dc:date>2019-10-03T12:22:00Z</dc:date>
    <meta:template xlink:href="Normal.dotm" xlink:type="simple"/>
    <meta:editing-cycles>4</meta:editing-cycles>
    <meta:editing-duration>PT0S</meta:editing-duration>
    <meta:document-statistic meta:page-count="1" meta:paragraph-count="17" meta:word-count="1314" meta:character-count="8791" meta:row-count="62" meta:non-whitespace-character-count="7494"/>
  </office:meta>
</office:document-meta>
</file>